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wiss" style:font-pitch="variable"/>
    <style:font-face style:name="Georgia2" svg:font-family="Georgia" style:font-family-generic="system" style:font-pitch="variable"/>
    <style:font-face style:name="Gill Sans MT" svg:font-family="'Gill Sans MT'" style:font-family-generic="swiss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051cm" fo:margin-bottom="0.051cm" style:contextual-spacing="false" fo:text-align="center" style:justify-single-word="false" style:page-number="1"/>
    </style:style>
    <style:style style:name="P2" style:family="paragraph" style:parent-style-name="Standard">
      <style:paragraph-properties fo:margin-top="0.051cm" fo:margin-bottom="0.051cm" style:contextual-spacing="false" fo:text-align="center" style:justify-single-word="false"/>
    </style:style>
    <style:style style:name="P3" style:family="paragraph" style:parent-style-name="Standard">
      <style:paragraph-properties fo:margin-top="0.051cm" fo:margin-bottom="0.051cm" style:contextual-spacing="false"/>
      <style:text-properties style:font-name="Arial" fo:font-size="10pt" style:font-name-asian="Helvetica Neue" style:font-size-asian="10pt" style:font-name-complex="Helvetica Neue" style:font-size-complex="10pt"/>
    </style:style>
    <style:style style:name="P4" style:family="paragraph" style:parent-style-name="Standard">
      <style:paragraph-properties fo:margin-top="0.051cm" fo:margin-bottom="0.051cm" style:contextual-spacing="false" fo:padding-left="0cm" fo:padding-right="0cm" fo:padding-top="0.035cm" fo:padding-bottom="0.035cm" fo:border-left="none" fo:border-right="none" fo:border-top="0.51pt solid #000001" fo:border-bottom="0.51pt solid #000001"/>
    </style:style>
    <style:style style:name="P5" style:family="paragraph" style:parent-style-name="Standard">
      <style:paragraph-properties fo:margin-left="1.27cm" fo:margin-top="0.051cm" fo:margin-bottom="0.051cm" style:contextual-spacing="false"/>
      <style:text-properties style:font-name="Arial" style:font-name-asian="Helvetica Neue" style:font-name-complex="Helvetica Neue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/>
    </style:style>
    <style:style style:name="P7" style:family="paragraph" style:parent-style-name="Standard">
      <style:paragraph-properties fo:margin-left="1.27cm" fo:margin-top="0.051cm" fo:margin-bottom="0.051cm" style:contextual-spacing="false"/>
      <style:text-properties style:font-name="Arial" fo:font-size="9.5pt" style:font-name-asian="Helvetica Neue" style:font-size-asian="9.5pt" style:font-name-complex="Helvetica Neue" style:font-size-complex="9.5pt"/>
    </style:style>
    <style:style style:name="P8" style:family="paragraph" style:parent-style-name="Standard" style:list-style-name="WWNum2">
      <style:paragraph-properties fo:margin-top="0.051cm" fo:margin-bottom="0.051cm" style:contextual-spacing="false"/>
    </style:style>
    <style:style style:name="P9" style:family="paragraph" style:parent-style-name="Standard" style:list-style-name="WWNum3">
      <style:paragraph-properties fo:margin-top="0.051cm" fo:margin-bottom="0.051cm" style:contextual-spacing="false"/>
    </style:style>
    <style:style style:name="P10" style:family="paragraph" style:parent-style-name="Standard">
      <style:paragraph-properties fo:margin-top="0.051cm" fo:margin-bottom="0.051cm" style:contextual-spacing="false" fo:text-align="center" style:justify-single-word="false"/>
      <style:text-properties style:font-name="Arial" fo:font-size="10pt" style:font-name-asian="Helvetica Neue" style:font-size-asian="10pt" style:font-name-complex="Helvetica Neue" style:font-size-complex="10pt"/>
    </style:style>
    <style:style style:name="P11" style:family="paragraph" style:parent-style-name="Standard">
      <style:paragraph-properties fo:margin-top="0.051cm" fo:margin-bottom="0.051cm" style:contextual-spacing="false" fo:padding-left="0cm" fo:padding-right="0cm" fo:padding-top="0cm" fo:padding-bottom="0.071cm" fo:border-left="none" fo:border-right="none" fo:border-top="none" fo:border-bottom="0.51pt solid #000001"/>
    </style:style>
    <style:style style:name="P12" style:family="paragraph" style:parent-style-name="Standard">
      <style:paragraph-properties fo:margin-top="0cm" fo:margin-bottom="0.051cm" style:contextual-spacing="false"/>
      <style:text-properties style:font-name="Arial" fo:font-size="10pt" fo:font-weight="bold" style:font-name-asian="Helvetica Neue" style:font-size-asian="10pt" style:font-weight-asian="bold" style:font-name-complex="Helvetica Neue" style:font-size-complex="10pt"/>
    </style:style>
    <style:style style:name="P13" style:family="paragraph" style:parent-style-name="Standard">
      <style:paragraph-properties fo:margin-top="0cm" fo:margin-bottom="0.051cm" style:contextual-spacing="false"/>
    </style:style>
    <style:style style:name="P14" style:family="paragraph" style:parent-style-name="Standard">
      <style:paragraph-properties fo:margin-top="0.051cm" fo:margin-bottom="0.051cm" style:contextual-spacing="false"/>
    </style:style>
    <style:style style:name="P15" style:family="paragraph" style:parent-style-name="Standard" style:list-style-name="WWNum1">
      <style:paragraph-properties fo:margin-top="0.051cm" fo:margin-bottom="0.051cm" style:contextual-spacing="false"/>
    </style:style>
    <style:style style:name="P16" style:family="paragraph" style:parent-style-name="Standard">
      <style:paragraph-properties fo:margin-top="0.051cm" fo:margin-bottom="0.051cm" style:contextual-spacing="false"/>
      <style:text-properties style:font-name="Arial" fo:font-size="9.5pt" style:font-name-asian="Helvetica Neue" style:font-size-asian="9.5pt" style:font-name-complex="Helvetica Neue" style:font-size-complex="9.5pt"/>
    </style:style>
    <style:style style:name="P17" style:family="paragraph" style:parent-style-name="Standard">
      <style:paragraph-properties fo:margin-top="0.051cm" fo:margin-bottom="0.051cm" style:contextual-spacing="false"/>
      <style:text-properties style:font-name="Arial" fo:language="en" fo:country="CA" fo:font-style="italic" style:font-name-asian="Helvetica Neue" style:font-style-asian="italic" style:font-name-complex="Helvetica Neue" style:font-style-complex="italic"/>
    </style:style>
    <style:style style:name="P18" style:family="paragraph" style:parent-style-name="List_20_Paragraph" style:list-style-name="WWNum1">
      <style:paragraph-properties fo:margin-top="0.051cm" fo:margin-bottom="0.051cm" style:contextual-spacing="false"/>
    </style:style>
    <style:style style:name="P19" style:family="paragraph" style:parent-style-name="Standard">
      <style:paragraph-properties fo:margin-top="0.051cm" fo:margin-bottom="0.051cm" style:contextual-spacing="false" fo:padding-left="0cm" fo:padding-right="0cm" fo:padding-top="0.071cm" fo:padding-bottom="0.071cm" fo:border-left="none" fo:border-right="none" fo:border-top="0.51pt solid #000001" fo:border-bottom="0.51pt solid #000001"/>
    </style:style>
    <style:style style:name="P20" style:family="paragraph" style:parent-style-name="Standard">
      <style:paragraph-properties fo:margin-top="0.051cm" fo:margin-bottom="0.051cm" style:contextual-spacing="false"/>
      <style:text-properties style:font-name="Arial" fo:font-style="italic" style:font-name-asian="Helvetica Neue" style:font-style-asian="italic" style:font-name-complex="Helvetica Neue"/>
    </style:style>
    <style:style style:name="P21" style:family="paragraph" style:parent-style-name="Standard">
      <style:paragraph-properties fo:margin-top="0.051cm" fo:margin-bottom="0.051cm" style:contextual-spacing="false"/>
      <style:text-properties style:font-name="Arial" fo:font-size="9.5pt" fo:font-style="italic" style:font-name-asian="Helvetica Neue" style:font-size-asian="9.5pt" style:font-style-asian="italic" style:font-name-complex="Helvetica Neue" style:font-size-complex="9.5pt"/>
    </style:style>
    <style:style style:name="T1" style:family="text">
      <style:text-properties style:font-name="Arial"/>
    </style:style>
    <style:style style:name="T2" style:family="text">
      <style:text-properties style:font-name="Arial" fo:font-size="18pt" fo:font-weight="bold" style:font-name-asian="Helvetica Neue" style:font-size-asian="18pt" style:font-weight-asian="bold" style:font-name-complex="Helvetica Neue" style:font-size-complex="18pt"/>
    </style:style>
    <style:style style:name="T3" style:family="text">
      <style:text-properties style:font-name="Arial" style:font-name-asian="Helvetica Neue" style:font-name-complex="Helvetica Neue"/>
    </style:style>
    <style:style style:name="T4" style:family="text">
      <style:text-properties fo:color="#1155cc" loext:opacity="100%" style:font-name="Arial" style:text-underline-style="solid" style:text-underline-width="auto" style:text-underline-color="font-color" style:font-name-asian="Helvetica Neue" style:font-name-complex="Helvetica Neue"/>
    </style:style>
    <style:style style:name="T5" style:family="text">
      <style:text-properties style:font-name="Arial" fo:font-size="10pt" style:font-name-asian="Helvetica Neue" style:font-size-asian="10pt" style:font-name-complex="Helvetica Neue" style:font-size-complex="10pt"/>
    </style:style>
    <style:style style:name="T6" style:family="text">
      <style:text-properties style:font-name="Arial" fo:font-size="12pt" fo:font-weight="bold" style:font-name-asian="Helvetica Neue" style:font-size-asian="12pt" style:font-weight-asian="bold" style:font-name-complex="Helvetica Neue" style:font-size-complex="12pt" style:font-weight-complex="bold"/>
    </style:style>
    <style:style style:name="T7" style:family="text">
      <style:text-properties fo:color="#000000" loext:opacity="100%" style:font-name="Arial" style:font-name-asian="Helvetica Neue" style:font-name-complex="Helvetica Neue"/>
    </style:style>
    <style:style style:name="T8" style:family="text">
      <style:text-properties style:font-name="Arial" fo:font-size="9.5pt" style:font-name-asian="Helvetica Neue" style:font-size-asian="9.5pt" style:font-name-complex="Helvetica Neue" style:font-size-complex="9.5pt"/>
    </style:style>
    <style:style style:name="T9" style:family="text">
      <style:text-properties style:font-name="Arial" fo:font-size="12pt" fo:font-weight="bold" style:font-name-asian="Helvetica Neue" style:font-size-asian="12pt" style:font-weight-asian="bold" style:font-name-complex="Helvetica Neue" style:font-size-complex="12pt"/>
    </style:style>
    <style:style style:name="T10" style:family="text">
      <style:text-properties style:font-name="Arial" fo:font-weight="bold" style:font-name-asian="Helvetica Neue" style:font-weight-asian="bold" style:font-name-complex="Helvetica Neue"/>
    </style:style>
    <style:style style:name="T11" style:family="text">
      <style:text-properties style:font-name="Arial" fo:font-size="10pt" fo:font-weight="bold" style:font-name-asian="Helvetica Neue" style:font-size-asian="10pt" style:font-weight-asian="bold" style:font-name-complex="Helvetica Neue" style:font-size-complex="10pt"/>
    </style:style>
    <style:style style:name="T12" style:family="text">
      <style:text-properties style:font-name="Arial" fo:font-style="italic" style:font-name-asian="Helvetica Neue" style:font-style-asian="italic" style:font-name-complex="Helvetica Neue"/>
    </style:style>
    <style:style style:name="T13" style:family="text">
      <style:text-properties style:font-name="Arial" fo:language="en" fo:country="CA" fo:font-weight="bold" style:font-name-asian="Helvetica Neue" style:font-weight-asian="bold" style:font-name-complex="Helvetica Neue" style:font-weight-complex="bold"/>
    </style:style>
    <style:style style:name="T14" style:family="text">
      <style:text-properties style:font-name="Arial" fo:language="en" fo:country="CA" fo:font-style="italic" style:font-name-asian="Helvetica Neue" style:font-style-asian="italic" style:font-name-complex="Helvetica Neue" style:font-style-complex="italic"/>
    </style:style>
    <style:style style:name="T15" style:family="text">
      <style:text-properties style:font-name="Arial" fo:language="en" fo:country="CA" style:font-name-asian="Helvetica Neue" style:font-name-complex="Helvetica Neue"/>
    </style:style>
    <style:style style:name="T16" style:family="text">
      <style:text-properties style:font-name="Arial" fo:font-size="9.5pt" fo:font-style="italic" style:font-name-asian="Helvetica Neue" style:font-size-asian="9.5pt" style:font-style-asian="italic" style:font-name-complex="Helvetica Neue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Alex Kurylovich</text:span><text:span text:style-name="T2"/></text:p>
      <text:p text:style-name="P2"><text:span text:style-name="T3">416-768-6771 </text:span><text:a xlink:type="simple" xlink:href="about:blank" text:style-name="ListLabel_20_37" text:visited-style-name="ListLabel_20_37"><text:span text:style-name="T4">alex.v.kurylovich@gmail.com</text:span></text:a><text:span text:style-name="T3"> – Aurora, ON </text:span></text:p>
      <text:p text:style-name="P3" loext:marker-style-name="T5"/>
      <text:p text:style-name="P4" loext:marker-style-name="T1"><text:span text:style-name="T6">OBJECTIVE</text:span><text:span text:style-name="T6"/></text:p>
      <text:p text:style-name="P5" loext:marker-style-name="T3"/>
      <text:p text:style-name="P6" loext:marker-style-name="T1"><text:span text:style-name="T7">I am a software developer with over 20+ years’ experience, who has been exposed to a wide array of tasks, technologies, and industries (insurance, banking, and automation with low level programming languages). Currently searching for a back-end service development heavy role, including legacy systems upgrade. </text:span><text:span text:style-name="T7"/></text:p>
      <text:p text:style-name="P7" loext:marker-style-name="T8"/>
      <text:p text:style-name="P4" loext:marker-style-name="T1"><text:span text:style-name="T9">TECHNICAL SKILLS</text:span><text:span text:style-name="T9"/></text:p>
      <text:p text:style-name="P7" loext:marker-style-name="T8"/>
      <text:list text:style-name="WWNum2">
        <text:list-item>
          <text:p text:style-name="P8" loext:marker-style-name="T1"><text:span text:style-name="T10">Languages: </text:span><text:span text:style-name="T3">Java, C++, Python, JavaScript, HTML, CSS, SQL (Oracle, DB2, MySQL, PostgreSQL)</text:span></text:p>
        </text:list-item>
        <text:list-item>
          <text:p text:style-name="P8" loext:marker-style-name="T1"><text:span text:style-name="T10">Frameworks/Libraries: </text:span><text:span text:style-name="T3">J2EE, Spring Boot,</text:span><text:span text:style-name="T7"> Kafka/ActiveMQ, Apache S</text:span><text:span text:style-name="T3">truts, JUnit, Jasper Reports, JSP, JSF, JPA/Hibernate, MyBatis</text:span></text:p>
        </text:list-item>
        <text:list-item>
          <text:p text:style-name="P8" loext:marker-style-name="T1"><text:span text:style-name="T10">Development tools:</text:span><text:span text:style-name="T3"> IntelliJ IDEA, Eclipse, Visual Studio Code, Git, SVN, Maven, Jenkins, GitHub, Bitbucket, Jira</text:span></text:p>
        </text:list-item>
        <text:list-item>
          <text:p text:style-name="P8" loext:marker-style-name="T1"><text:span text:style-name="T10">Application Servers/Containers:</text:span><text:span text:style-name="T3"> Red Hat OpenShift, Docker, Apache Tomcat, BEA WebLogic, IBM WebSphere, JBoss</text:span></text:p>
        </text:list-item>
        <text:list-item>
          <text:p text:style-name="P8" loext:marker-style-name="T1"><text:span text:style-name="T10">Cloud platforms:</text:span><text:span text:style-name="T3"> Microsoft Azure</text:span></text:p>
        </text:list-item>
      </text:list>
      <text:list text:style-name="WWNum3">
        <text:list-item>
          <text:p text:style-name="P9" loext:marker-style-name="T1"><text:span text:style-name="T10">Concepts:</text:span><text:span text:style-name="T3"> Microservices, Service Oriented Architecture, Messaging, REST, SOAP, AJAX, WSDL.</text:span></text:p>
        </text:list-item>
      </text:list>
      <text:p text:style-name="P10" loext:marker-style-name="T5"/>
      <text:p text:style-name="P11" loext:marker-style-name="T1"><text:span text:style-name="T9">PROFESSIONAL EXPERIENCE</text:span><text:span text:style-name="T9"/></text:p>
      <text:p text:style-name="P12" loext:marker-style-name="T11"/>
      <text:p text:style-name="P13" loext:marker-style-name="T1"><text:span text:style-name="T10">Software Developer</text:span><text:span text:style-name="T3"><text:tab/></text:span></text:p>
      <text:p text:style-name="P14" loext:marker-style-name="T1"><text:span text:style-name="T12">RBC Capital Markets, Toronto, ON <text:s text:c="91"/>October 2022 – October 2023</text:span><text:span text:style-name="T12"/></text:p>
      <text:list text:style-name="WWNum1">
        <text:list-item>
          <text:p text:style-name="P15" loext:marker-style-name="T1"><text:span text:style-name="T3">Design and development the new on-boarding web application for commercial clients. Layers include UI web application, micro-services server side application, company legacy back end, Microsoft Azure infrastructure</text:span></text:p>
        </text:list-item>
        <text:list-item>
          <text:p text:style-name="P15" loext:marker-style-name="T1"><text:span text:style-name="T3">Built with Java 11+, Spring Boot micro-services. Deployed to Azure Kubernetes Service.</text:span><text:span text:style-name="T3"/></text:p>
        </text:list-item>
        <text:list-item>
          <text:p text:style-name="P15" loext:marker-style-name="T1"><text:span text:style-name="T3">Development, building, deployment, testing life cycle relies on pipeline tasks including run build tasks with unit testing, run code check and vulnerability tasks, deploying in Azure containers and run applications.</text:span><text:span text:style-name="T3"/></text:p>
        </text:list-item>
        <text:list-item>
          <text:p text:style-name="P15" loext:marker-style-name="T1"><text:span text:style-name="T3">Projects management relies on Jira/ Confluence following Agile principals.</text:span><text:span text:style-name="T11"><text:line-break/></text:span></text:p>
        </text:list-item>
      </text:list>
      <text:p text:style-name="P13" loext:marker-style-name="T1"><text:span text:style-name="T10">Developer Specialist</text:span><text:span text:style-name="T3"><text:tab/></text:span></text:p>
      <text:p text:style-name="P14" loext:marker-style-name="T1"><text:span text:style-name="T12">BMO Financial Group, Toronto, ON <text:s text:c="70"/>March 2018 - September 2020</text:span><text:span text:style-name="T12"/></text:p>
      <text:list text:continue-numbering="true" text:style-name="WWNum1">
        <text:list-item>
          <text:p text:style-name="P15" loext:marker-style-name="T1"><text:span text:style-name="T3">Developed and maintained the next generation of online client financial applications. It's based on separation of concerns: UI, service side, and company legacy backend.</text:span><text:span text:style-name="T3"/></text:p>
        </text:list-item>
        <text:list-item>
          <text:p text:style-name="P15" loext:marker-style-name="T1"><text:span text:style-name="T3">Built with Java 8, Spring Boot, Angular, deployed on a Linux Red Hat server, OpenShift container platform.</text:span><text:span text:style-name="T3"/></text:p>
        </text:list-item>
        <text:list-item>
          <text:p text:style-name="P15" loext:marker-style-name="T1"><text:span text:style-name="T3">Designed APIs following microservices architecture based on REST principles.</text:span><text:span text:style-name="T3"/></text:p>
        </text:list-item>
        <text:list-item>
          <text:p text:style-name="P15" loext:marker-style-name="T1"><text:span text:style-name="T3">Full software development life cycle including, builds, unit tests, deployment, logging tools. The infrastructure was based on Bitbucket/Jira/Confluence/Jenkins/Bamboo/Elk.</text:span><text:span text:style-name="T3"/></text:p>
        </text:list-item>
      </text:list>
      <text:p text:style-name="P16" loext:marker-style-name="T8"/>
      <text:p text:style-name="P13" loext:marker-style-name="T1"><text:span text:style-name="T10">Senior Software Developer</text:span><text:span text:style-name="T3"><text:tab/></text:span></text:p>
      <text:p text:style-name="P14" loext:marker-style-name="T1"><text:span text:style-name="T12">CGI Group Inc., Markham, ON <text:s text:c="79"/>March 2001 - November 2017</text:span><text:span text:style-name="T12"/></text:p>
      <text:list text:continue-numbering="true" text:style-name="WWNum1">
        <text:list-item>
          <text:p text:style-name="P15" loext:marker-style-name="T1"><text:span text:style-name="T3">Operated in an agile environment that developed and designed the next generation MVest portfolios management platform.</text:span><text:span text:style-name="T3"/></text:p>
        </text:list-item>
        <text:list-item>
          <text:p text:style-name="P15" loext:marker-style-name="T1"><text:span text:style-name="T3">Involved in design and architecture discussions and meetings. </text:span><text:span text:style-name="T3"/></text:p>
        </text:list-item>
        <text:list-item>
          <text:p text:style-name="P15" loext:marker-style-name="T1"><text:soft-page-break/><text:span text:style-name="T3">Built with Java, Spring, Spring Integration, Spring Batch, My Batis, Eclipse/Hibernate JPA, Junit, Jasper Reports, Oracle 12, Angular, deployed on a Linux Red Hat server.</text:span><text:span text:style-name="T3"/></text:p>
        </text:list-item>
        <text:list-item>
          <text:p text:style-name="P15" loext:marker-style-name="T1"><text:span text:style-name="T3">Designed APIs following REST principals with JSON replacing the original SOAP communication, followed a MVC architecture.</text:span><text:span text:style-name="T3"/></text:p>
        </text:list-item>
        <text:list-item>
          <text:p text:style-name="P15" loext:marker-style-name="T1"><text:span text:style-name="T3">Adapted a variety of design patterns and programming paradigms such as interceptor, dependency injection, and aspect-oriented programing.</text:span><text:span text:style-name="T3"/></text:p>
        </text:list-item>
        <text:list-item>
          <text:p text:style-name="P15" loext:marker-style-name="T1"><text:span text:style-name="T3">Supported a continuous integration infrastructure for a full software development life cycle including, builds, unit tests, and automatic deployment. Infrastructure was based on a Bamboo build server with Jira Software, Bitbucket, and Crucible.</text:span><text:span text:style-name="T3"/></text:p>
        </text:list-item>
        <text:list-item>
          <text:p text:style-name="P15" loext:marker-style-name="T1"><text:span text:style-name="T3">Migrate web application from WebLogic licensed server to open-source Tomcat eliminating all application server implementations like EJB and JMS.</text:span><text:span text:style-name="T3"/></text:p>
        </text:list-item>
        <text:list-item>
          <text:p text:style-name="P15" loext:marker-style-name="T1"><text:span text:style-name="T3">Worked on the design and development solutions for different clients such as TD, BMO, Economical Insurance, and Bell Canada.</text:span><text:span text:style-name="T3"/></text:p>
        </text:list-item>
      </text:list>
      <text:p text:style-name="P16" loext:marker-style-name="T8"/>
      <text:p text:style-name="P14" loext:marker-style-name="T1"><text:span text:style-name="T13">Software Developer</text:span><text:span text:style-name="T13"/></text:p>
      <text:p text:style-name="P14" loext:marker-style-name="T1"><text:span text:style-name="T14">Automatisierungstechnik GmbH, Germany Essen <text:s text:c="48"/>1995 – 2000</text:span><text:span text:style-name="T14"/></text:p>
      <text:p text:style-name="P17" loext:marker-style-name="T14"/>
      <text:list text:continue-numbering="true" text:style-name="WWNum1">
        <text:list-item>
          <text:p text:style-name="P15" loext:marker-style-name="T1"><text:span text:style-name="T15">Produced and maintained high-level software for real-time control systems of complex automated galvanic lines using an original planning algorithm with C++, Windows API, and SQL Anywhere</text:span><text:span text:style-name="T3"> </text:span></text:p>
        </text:list-item>
        <text:list-item>
          <text:p text:style-name="P18" loext:marker-style-name="T1"><text:span text:style-name="T15">The software was installed and maintained internationally at enterprises in Europe, USA, Canada, and China.</text:span><text:span text:style-name="T15"/></text:p>
        </text:list-item>
      </text:list>
      <text:p text:style-name="P16" loext:marker-style-name="T8"/>
      <text:p text:style-name="P19" loext:marker-style-name="T1"><text:span text:style-name="T9">EDUCATION &amp; CERTIFICATES</text:span><text:span text:style-name="T9"/></text:p>
      <text:p text:style-name="P14" loext:marker-style-name="T1"><text:span text:style-name="T11"><text:line-break/></text:span><text:span text:style-name="T10">Master’s degree, Automated Control Systems</text:span><text:span text:style-name="T3"><text:tab/></text:span></text:p>
      <text:p text:style-name="P14" loext:marker-style-name="T1"><text:span text:style-name="T12">Belarusian State University of Informatics and Radio electronics, Minsk, Belarus</text:span><text:span text:style-name="T12"/></text:p>
      <text:p text:style-name="P20" loext:marker-style-name="T12"/>
      <text:p text:style-name="P14" loext:marker-style-name="T1"><text:span text:style-name="T10">Certificates</text:span><text:span text:style-name="T10"/></text:p>
      <text:p text:style-name="P13" loext:marker-style-name="T1"><text:span text:style-name="T12">Agile Management Team Building, BEA Certified Administrator, Sun Certified System Administrator for the Solaris 8 Operating Environment</text:span><text:span text:style-name="T12"/></text:p>
      <text:p text:style-name="P21" loext:marker-style-name="T16"/>
      <text:p text:style-name="P14" loext:marker-style-name="T1"><text:span text:style-name="T16"><text:s text:c="98"/></text:span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wiss" style:font-pitch="variable"/>
    <style:font-face style:name="Georgia2" svg:font-family="Georgia" style:font-family-generic="system" style:font-pitch="variable"/>
    <style:font-face style:name="Gill Sans MT" svg:font-family="'Gill Sans MT'" style:font-family-generic="swiss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a" loext:opacity="100%" style:font-name="Georgia" fo:font-size="11pt" fo:language="en" fo:country="US" style:letter-kerning="false" style:font-name-asian="Georgia2" style:font-size-asian="11pt" style:language-asian="en" style:country-asian="CA" style:font-name-complex="Georgia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fo:color="#00000a" loext:opacity="100%" style:font-name="Georgia" fo:font-size="11pt" fo:language="en" fo:country="US" style:letter-kerning="false" style:font-name-asian="Georgia2" style:font-size-asian="11pt" style:language-asian="en" style:country-asian="CA" style:font-name-complex="Georgia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color="#00000a" loext:opacity="100%" style:font-name="Gill Sans MT" fo:font-family="'Gill Sans MT'" style:font-family-generic="swiss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CA" style:font-name-complex="Georgia2" style:font-family-complex="Georgi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12cm" fo:margin-bottom="0.176cm" style:contextual-spacing="false" fo:keep-together="always" fo:padding-left="0cm" fo:padding-right="0cm" fo:padding-top="0cm" fo:padding-bottom="0.176cm" fo:border-left="none" fo:border-right="none" fo:border-top="none" fo:border-bottom="0.51pt solid #00000a" fo:keep-with-next="always"/>
      <style:text-properties fo:text-transform="uppercase" fo:color="#000000" loext:opacity="100%" fo:font-size="12pt" fo:letter-spacing="0.044cm" fo:font-weight="bold" style:font-name-asian="Georgia2" style:font-family-asian="Georgia" style:font-family-generic-asian="system" style:font-pitch-asian="variable" style:font-size-asian="12pt" style:font-weight-asian="bold" style:font-name-complex="Georgia2" style:font-family-complex="Georgia" style:font-family-generic-complex="system" style:font-pitch-complex="variable" style:font-size-complex="12pt" style:font-weight-complex="bold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text-properties fo:font-weight="bold" style:font-weight-asian="bold"/>
    </style:style>
    <style:style style:name="Heading_20_3" style:display-name="Heading 3" style:family="paragraph" style:parent-style-name="Heading" style:default-outline-level="3" style:list-style-name="" style:class="chapter"/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" style:class="chapter"/>
    <style:style style:name="Text_20_Body" style:display-name="Text Body" style:family="paragraph" style:parent-style-name="Standard">
      <style:paragraph-properties fo:margin-top="0cm" fo:margin-bottom="0.247cm" style:contextual-spacing="false" fo:line-height="120%"/>
    </style:style>
    <style:style style:name="Name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Contact_20_Info" style:display-name="Contact Info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style:font-size-asian="10pt" style:font-size-complex="10pt"/>
    </style:style>
    <style:style style:name="List_20_Paragraph" style:display-name="List Paragraph" style:family="paragraph" style:parent-style-name="Standard"/>
    <style:style style:name="Contact_20_info1" style:display-name="Contact info1" style:family="paragraph" style:parent-style-name="Standard">
      <style:paragraph-properties fo:margin-left="0.159cm" fo:margin-top="0cm" fo:margin-bottom="0cm" style:contextual-spacing="false"/>
      <style:text-properties fo:color="#969696" loext:opacity="100%"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lock_20_Quotation" style:display-name="Block Quotation" style:family="paragraph" style:parent-style-name="Standard"/>
    <style:style style:name="Subtitle" style:family="paragraph" style:parent-style-name="Standard" style:next-style-name="Standard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text-transform="uppercase" fo:color="#000000" loext:opacity="100%" style:font-name="Georgia" fo:font-family="Georgia" style:font-family-generic="roman" style:font-pitch="variable" fo:font-size="12pt" fo:letter-spacing="0.044cm" fo:font-weight="bold" style:font-name-asian="Georgia2" style:font-family-asian="Georgia" style:font-family-generic-asian="system" style:font-pitch-asian="variable" style:font-size-asian="12pt" style:font-weight-asian="bold" style:font-name-complex="Georgia2" style:font-family-complex="Georgia" style:font-family-generic-complex="system" style:font-pitch-complex="variable" style:font-size-complex="12pt" style:font-weight-complex="bold">
        <loext:char-complex-color loext:theme-type="dark1" loext:color-type="theme"/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weight="bold" style:font-weight-asian="bold"/>
    </style:style>
    <style:style style:name="Normal_20_Bold" style:display-name="Normal Bold" style:family="text">
      <style:text-properties fo:font-weight="bold" style:font-weight-asian="bold"/>
    </style:style>
    <style:style style:name="Normal_20_Italic" style:display-name="Normal Italic" style:family="text" style:parent-style-name="Default_20_Paragraph_20_Font">
      <style:text-properties style:font-name="Arial" fo:font-family="Arial" style:font-family-generic="swiss" style:font-pitch="variable"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1pt" style:font-name-asian="OpenSymbol" style:font-family-asian="OpenSymbol" style:font-family-generic-asian="system" style:font-pitch-asian="variable" style:font-size-asian="11pt" style:font-name-complex="OpenSymbol" style:font-family-complex="OpenSymbol" style:font-family-generic-complex="system" style:font-pitch-complex="variable" style:font-size-complex="11pt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Footer_20_Char" style:display-name="Footer Char" style:family="text" style:parent-style-name="Default_20_Paragraph_20_Font" loext:linked-style-name="Footer">
      <style:text-properties fo:color="#00000a" loext:opacity="100%" style:font-name="Georgia" fo:font-family="Georgia" style:font-family-generic="roman" style:font-pitch="variable" fo:font-size="11pt" style:font-size-asian="11pt"/>
    </style:style>
    <style:style style:name="Balloon_20_Text_20_Char" style:display-name="Balloon Text Char" style:family="text" style:parent-style-name="Default_20_Paragraph_20_Font" loext:linked-style-name="Balloon_20_Text">
      <style:text-properties fo:color="#00000a" loext:opacity="100%" style:font-name="Segoe UI" fo:font-family="'Segoe UI'" style:font-family-generic="swiss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Arial" fo:font-family="Arial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2" style:display-name="ListLabel 2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3" style:display-name="ListLabel 3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4" style:display-name="ListLabel 4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5" style:display-name="ListLabel 5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6" style:display-name="ListLabel 6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7" style:display-name="ListLabel 7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8" style:display-name="ListLabel 8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9" style:display-name="ListLabel 9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10" style:display-name="ListLabel 10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11" style:display-name="ListLabel 11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12" style:display-name="ListLabel 12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13" style:display-name="ListLabel 13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14" style:display-name="ListLabel 14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15" style:display-name="ListLabel 15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16" style:display-name="ListLabel 16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17" style:display-name="ListLabel 17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18" style:display-name="ListLabel 18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19" style:display-name="ListLabel 19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21" style:display-name="ListLabel 21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22" style:display-name="ListLabel 22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23" style:display-name="ListLabel 23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24" style:display-name="ListLabel 24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25" style:display-name="ListLabel 25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26" style:display-name="ListLabel 26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27" style:display-name="ListLabel 27" style:family="text">
      <style:text-properties style:font-name="Georgia1" fo:font-family="Georgia" style:font-family-generic="swiss" style:font-pitch="variable" fo:font-size="11pt" style:font-size-asian="11pt" style:font-name-complex="Noto Sans Symbols" style:font-family-complex="'Noto Sans Symbols'" style:font-family-generic-complex="system" style:font-pitch-complex="variable" style:font-size-complex="11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1155cc" loext:opacity="100%" style:font-name="Arial" fo:font-family="Arial" style:font-family-generic="swiss" style:font-pitch="variable" style:text-underline-style="solid" style:text-underline-width="auto" style:text-underline-color="font-color" style:font-name-asian="Helvetica Neue" style:font-family-asian="'Helvetica Neue'" style:font-family-generic-asian="system" style:font-pitch-asian="variable" style:font-name-complex="Helvetica Neue" style:font-family-complex="'Helvetica Neue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2:44:00</meta:creation-date>
    <meta:initial-creator>hloom.com</meta:initial-creator>
    <dc:language>en-CA</dc:language>
    <meta:print-date>2025-09-28T15:27:39</meta:print-date>
    <dc:date>2025-09-28T15:54:45.693806200</dc:date>
    <meta:editing-cycles>9</meta:editing-cycles>
    <meta:editing-duration>PT14M12S</meta:editing-duration>
    <meta:generator>LibreOffice/25.8.1.1$Windows_X86_64 LibreOffice_project/54047653041915e595ad4e45cccea684809c77b5</meta:generator>
    <meta:document-statistic meta:table-count="0" meta:image-count="0" meta:object-count="0" meta:page-count="2" meta:paragraph-count="44" meta:word-count="568" meta:character-count="4530" meta:non-whitespace-character-count="363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